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www.fimfiction.net/story/63753/the-crystal-prophecy" text:style-name="Internet_20_link" text:visited-style-name="Visited_20_Internet_20_Link"><text:span text:style-name="T1">https://www.fimfiction.net/story/63753/the-crystal-prophecy</text:span></text:a> </text:p>
      <text:p text:style-name="P1"/>
      <text:p text:style-name="P1"/>
      <text:p text:style-name="P1"/>
      <text:p text:style-name="P2">Spośród wielu opowiadań o mrocznym królu Sombrze, które było mi dane przeczytać w życiu, wiele starało się nadać mu jakieś uzasadnienie dla okrucieństw, jakich się dopuścił. Zemsta, chęć zdobycia siły, opętanie… “The Crystal Prophecy”, pióra Wing Dancera, poszło inną, oryginalną drogą - pokazującą, jak mroczny król wkroczył na ścieżkę wiodącą go ku zagładzie, pchany troską i miłością.</text:p>
      <text:p text:style-name="P2"/>
      <text:p text:style-name="P2">Sombrę, jeszcze z tytułem księcia, poznajemy jako kochającego męża i uwielbianego przez poddanych popularnego władcę. Niestety, od pewnego czasu zmaga się z poważnymi problemami ze snem - nocami nawiedzają go okrutne wizje, pokazujące mu śmierć ukochanej żony, mroczną bestię cienia zniewalającą Kryształowe Imperium oraz zniknięcie jego kraju. Nerwowości, w którą wpędzają go powracające koszmary, nie potrafi rozproszyć nawet księżniczka Malai - choć ma ona nadzieję, że nadciągający Kryształowy Jarmark uspokoi troski jej małżonka. Niestety, rychło okazuje się, że wizje Sombry zaczynają się spełniać - a on sam rozpoczyna starania, by obronić swoje państwo przed mrokiem, który mu zagraża. Za wszelką cenę.</text:p>
      <text:p text:style-name="P2"/>
      <text:p text:style-name="P2">Struktura opowiadania przypomina starożytne, greckie tragedie. Czytelnicy zaznajomieni z serialem aż zbyt dobrze wiedzą, jak zakończą się desperackie starania księcia i mogą tylko patrzeć, jak każda chwila, każdy wybór, który ma poprawić stan rzeczy, stają się prędzej czy później kolejnym dowodem jego upadku. Przeobrażenie Sombry zostało oddane perfekcyjnie - jak z umiłowanego władcy przeistacza się w tyrana, skłonnego poświęcić coraz więcej, ale wciąż myślącego tylko i wyłącznie o bezpieczeństwie swoich poddanych. Ze względu na dość niewielką objętość opowiadania nie zmieściło się tam wiele postaci pobocznych - mamy tu przede wszystkim księżniczkę Malai, która jest wcieleniem dobroci i uroku oraz imperialną księgową, jednorożec Piffin, która dobrze rozumie starania swojego władcy i wspiera go w nich.</text:p>
      <text:p text:style-name="P2"/>
      <text:p text:style-name="P2">Autor jest Polakiem, ale jego zdolnościom do posługiwania się językiem Szekspira nie można nic zarzucić. Opowiadanie nie jest napisane tak pięknie i cudownie, jak kilkoro z moich faworytów, ale i tak charakteryzuje się wysoką jakością. </text:p>
      <text:p text:style-name="P2"/>
      <text:p text:style-name="P2">Niestety, opowiadanie pozostawia kilka niedomkniętych wątków - kończy się jednak w piękny sposób, który wyciska łzy z oczu. Do tego jego niewielki rozmiar sprawia, że czasami wydaje się mieć nieco za szybkie tempo. Ostatecznie jednak jest to jedno z bardziej oryginalnych i lepiej napisanych podejść do tematu mrocznego króla, z jakimi miałem okazję się zapoznać i zachęcam każdego do samodzielnego zapoznania się z tym opowiadaniem.</text:p>
      <text:p text:style-name="P2"/>
      <text:p text:style-name="P2"><text:a xlink:type="simple" xlink:href="https://derpibooru.org/1632685?q=sombra" text:style-name="Internet_20_link" text:visited-style-name="Visited_20_Internet_20_Link"><text:span text:style-name="T1">https://derpibooru.org/1632685?q=sombra</text:span></text:a> - top</text:p>
      <text:p text:style-name="P2"/>
      <text:p text:style-name="P2"><text:a xlink:type="simple" xlink:href="https://derpibooru.org/1673656?q=sombra" text:style-name="Internet_20_link" text:visited-style-name="Visited_20_Internet_20_Link"><text:span text:style-name="T1">https://derpibooru.org/1673656?q=sombra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377" meta:character-count="2723" meta:non-whitespace-character-count="2351"/>
    <meta:generator>LibreOfficeDev/5.1.0.3$Linux_X86_64 LibreOffice_project/</meta:generator>
  </office:meta>
</office:document-meta>
</file>